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957f1"/>
    </style:style>
    <style:style style:name="P2" style:family="paragraph" style:parent-style-name="Text_20_body">
      <style:paragraph-properties fo:line-height="100%"/>
      <style:text-properties officeooo:paragraph-rsid="004b3030"/>
    </style:style>
    <style:style style:name="P3" style:family="paragraph" style:parent-style-name="Text_20_body">
      <style:paragraph-properties fo:line-height="100%"/>
      <style:text-properties officeooo:rsid="004b3030" officeooo:paragraph-rsid="004b3030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4b3030" officeooo:paragraph-rsid="004b3030"/>
    </style:style>
    <style:style style:name="P5" style:family="paragraph" style:parent-style-name="Heading_20_1">
      <style:text-properties officeooo:rsid="004b3030" officeooo:paragraph-rsid="001957f1"/>
    </style:style>
    <style:style style:name="P6" style:family="paragraph" style:parent-style-name="Text_20_body" style:list-style-name="L1">
      <style:paragraph-properties fo:line-height="100%"/>
      <style:text-properties officeooo:rsid="004b3030" officeooo:paragraph-rsid="004b3030"/>
    </style:style>
    <style:style style:name="T1" style:family="text">
      <style:text-properties officeooo:rsid="0050b21e"/>
    </style:style>
    <style:style style:name="T2" style:family="text">
      <style:text-properties fo:language="ro" fo:country="RO" officeooo:rsid="0052ad09"/>
    </style:style>
    <style:style style:name="T3" style:family="text">
      <style:text-properties officeooo:rsid="0052ad09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1">TEMA DE PROIECTARE</text:h>
      <text:p text:style-name="P1"/>
      <text:p text:style-name="P1"/>
      <text:p text:style-name="P1"/>
      <text:p text:style-name="P3">Să se proiecteze o dronă de tip <text:span text:style-name="T1">hexacopter</text:span> cu elice carenate cu <text:s/>următorii parametri:</text:p>
      <text:list xml:id="list2991801201" text:style-name="L1">
        <text:list-item>
          <text:p text:style-name="P6">Viteza ascensională 2 m/s</text:p>
        </text:list-item>
        <text:list-item>
          <text:p text:style-name="P6">Tracțiunea totală <text:span text:style-name="T2">la 60% încărcare a motorului: </text:span>minim <text:span text:style-name="T1">110</text:span> N</text:p>
        </text:list-item>
        <text:list-item>
          <text:p text:style-name="P6">Puterea motorului electric <text:span text:style-name="T3">la 60% incarcare</text:span>: maxim 2<text:span text:style-name="T3">40</text:span> W</text:p>
        </text:list-item>
      </text:list>
      <text:p text:style-name="P3">Parametrii de mai sus trebuie îndepliniți la sarcina <text:span text:style-name="T3">60</text:span>%.</text:p>
      <text:p text:style-name="P4">Motoarele electrice și elicele trebuie să fie interschimbabile, fără a fi necesar demontarea completă a dronei.</text:p>
      <text:p text:style-name="P3">Sarcina utilă va fi acroșată la partea inferioară a dronei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453in" fo:margin-bottom="0.5902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8:29:17.439704427</meta:creation-date>
    <dc:title>Sablon Proiect Diploma</dc:title>
    <meta:editing-duration>PT11H41M39S</meta:editing-duration>
    <meta:editing-cycles>37</meta:editing-cycles>
    <meta:generator>LibreOffice/7.3.4.2$Windows_X86_64 LibreOffice_project/728fec16bd5f605073805c3c9e7c4212a0120dc5</meta:generator>
    <dc:date>2022-07-04T06:39:22.823000000</dc:date>
    <meta:document-statistic meta:table-count="0" meta:image-count="0" meta:object-count="0" meta:page-count="1" meta:paragraph-count="8" meta:word-count="78" meta:character-count="473" meta:non-whitespace-character-count="405"/>
    <meta:template xlink:type="simple" xlink:actuate="onRequest" xlink:title="Sablon Proiect Diploma" xlink:href="../Sablon%20Proiect%20Diploma.ott" meta:date="2022-06-10T18:29:16.788397294"/>
  </office:meta>
</office:document-meta>
</file>